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break-before="page">
        <style:tab-stops>
          <style:tab-stop style:position="6.535cm"/>
          <style:tab-stop style:position="8.02cm"/>
        </style:tab-stops>
      </style:paragraph-properties>
    </style:style>
    <style:style style:name="P4" style:family="paragraph" style:parent-style-name="Heading_20_1" style:master-page-name="MP0">
      <style:paragraph-properties style:page-number="auto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Normal">
      <style:paragraph-properties fo:margin-left="0cm" fo:margin-right="0cm" fo:text-indent="0.635cm" style:auto-text-indent="false"/>
      <style:text-properties officeooo:paragraph-rsid="001f9b13"/>
    </style:style>
    <style:style style:name="P7" style:family="paragraph" style:parent-style-name="Normal">
      <style:paragraph-properties fo:margin-left="0cm" fo:margin-right="0cm" fo:text-indent="0.635cm" style:auto-text-indent="false">
        <style:tab-stops>
          <style:tab-stop style:position="5.119cm"/>
        </style:tab-stops>
      </style:paragraph-properties>
      <style:text-properties officeooo:paragraph-rsid="001f9b13"/>
    </style:style>
    <style:style style:name="P8" style:family="paragraph" style:parent-style-name="Normal">
      <style:paragraph-properties fo:margin-left="0cm" fo:margin-right="0cm" fo:text-indent="0.635cm" style:auto-text-indent="false"/>
      <style:text-properties officeooo:paragraph-rsid="00215fa7"/>
    </style:style>
    <style:style style:name="P9" style:family="paragraph" style:parent-style-name="Normal">
      <style:paragraph-properties fo:margin-left="0cm" fo:margin-right="0cm" fo:text-indent="0.635cm" style:auto-text-indent="false">
        <style:tab-stops>
          <style:tab-stop style:position="9.264cm"/>
        </style:tab-stops>
      </style:paragraph-properties>
      <style:text-properties officeooo:paragraph-rsid="00215fa7"/>
    </style:style>
    <style:style style:name="P10" style:family="paragraph" style:parent-style-name="Normal">
      <style:paragraph-properties fo:margin-left="0cm" fo:margin-right="0cm" fo:text-indent="0.635cm" style:auto-text-indent="false"/>
      <style:text-properties officeooo:paragraph-rsid="002301f7"/>
    </style:style>
    <style:style style:name="P11" style:family="paragraph" style:parent-style-name="Normal">
      <style:text-properties officeooo:paragraph-rsid="002301f7"/>
    </style:style>
    <style:style style:name="P12" style:family="paragraph" style:parent-style-name="Normal">
      <style:paragraph-properties fo:margin-left="0cm" fo:margin-right="0cm" fo:text-indent="0.635cm" style:auto-text-indent="false" fo:break-before="page"/>
    </style:style>
    <style:style style:name="P13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14" style:family="paragraph" style:parent-style-name="Normal">
      <style:paragraph-properties fo:margin-left="0.635cm" fo:margin-right="0cm" fo:text-indent="-0.635cm" style:auto-text-indent="false">
        <style:tab-stops/>
      </style:paragraph-properties>
      <style:text-properties officeooo:paragraph-rsid="00249388"/>
    </style:style>
    <style:style style:name="P15" style:family="paragraph" style:parent-style-name="Normal">
      <style:paragraph-properties fo:margin-left="0cm" fo:margin-right="0cm" fo:text-indent="0.635cm" style:auto-text-indent="false">
        <style:tab-stops>
          <style:tab-stop style:position="6.992cm"/>
        </style:tab-stops>
      </style:paragraph-properties>
      <style:text-properties officeooo:paragraph-rsid="002301f7"/>
    </style:style>
    <style:style style:name="P16" style:family="paragraph" style:parent-style-name="Normal">
      <style:paragraph-properties fo:margin-left="0cm" fo:margin-right="0cm" fo:text-indent="0.635cm" style:auto-text-indent="false"/>
      <style:text-properties officeooo:paragraph-rsid="002330ee"/>
    </style:style>
    <style:style style:name="P17" style:family="paragraph" style:parent-style-name="Normal">
      <style:paragraph-properties fo:margin-left="0cm" fo:margin-right="0cm" fo:text-indent="0.635cm" style:auto-text-indent="false"/>
      <style:text-properties officeooo:paragraph-rsid="00238987"/>
    </style:style>
    <style:style style:name="P18" style:family="paragraph" style:parent-style-name="Normal">
      <style:text-properties officeooo:paragraph-rsid="00238987"/>
    </style:style>
    <style:style style:name="P19" style:family="paragraph" style:parent-style-name="Normal">
      <style:paragraph-properties fo:margin-left="0cm" fo:margin-right="0cm" fo:text-indent="0.635cm" style:auto-text-indent="false">
        <style:tab-stops>
          <style:tab-stop style:position="6.795cm"/>
        </style:tab-stops>
      </style:paragraph-properties>
      <style:text-properties officeooo:paragraph-rsid="00238987"/>
    </style:style>
    <style:style style:name="P20" style:family="paragraph" style:parent-style-name="Normal">
      <style:paragraph-properties fo:margin-left="0cm" fo:margin-right="0cm" fo:text-indent="0.635cm" style:auto-text-indent="false"/>
      <style:text-properties officeooo:paragraph-rsid="002493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30ee" style:font-weight-asian="bold" style:font-weight-complex="bold"/>
    </style:style>
    <style:style style:name="T3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7" style:family="text">
      <style:text-properties fo:language="el" fo:country="GR" style:language-asian="el" style:country-asian="GR" style:language-complex="el" style:country-complex="GR"/>
    </style:style>
    <style:style style:name="T8" style:family="text">
      <style:text-properties fo:language="el" fo:country="GR" fo:font-weight="bold" officeooo:rsid="002330ee" style:font-weight-asian="bold" style:font-weight-complex="bold"/>
    </style:style>
    <style:style style:name="T9" style:family="text">
      <style:text-properties style:language-asian="el" style:country-asian="GR" style:language-complex="el" style:country-complex="GR"/>
    </style:style>
    <style:style style:name="T10" style:family="text">
      <style:text-properties fo:language="it" fo:country="IT" fo:font-weight="bold" style:language-asian="el" style:country-asian="GR" style:font-weight-asian="bold" style:language-complex="el" style:country-complex="GR" style:font-weight-complex="bold"/>
    </style:style>
    <style:style style:name="T11" style:family="text">
      <style:text-properties fo:language="fr" fo:country="FR"/>
    </style:style>
    <style:style style:name="T12" style:family="text">
      <style:text-properties fo:language="fr" fo:country="FR" officeooo:rsid="002389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bookmark0"/>GALENO ADSCRIPTUS LIBER<text:line-break/>DE URINIS.<text:bookmark-end text:name="bookmark0"/></text:h>
      <text:h text:style-name="Heading_20_2" text:outline-level="2"><text:span text:style-name="Default_20_Paragraph_20_Font">Cap. I. </text:span></text:h>
      <text:p text:style-name="P6"><text:span text:style-name="Default_20_Paragraph_20_Font"><text:span text:style-name="T1">Urinarum differentiae multae quidem par-<text:line-break/>ticulatim existunt; primae tamen </text:span></text:span><text:span text:style-name="Default_20_Paragraph_20_Font"><text:span text:style-name="T4">sunt</text:span></text:span><text:span text:style-name="Default_20_Paragraph_20_Font"><text:span text:style-name="T1"> duae, liquor et con-<text:line-break/>tentum. Liquorem autem voco ipsam urinam a liquari ;<text:line-break/>contentum vero quod diverse in urina apparet. Purius<text:line-break/>vero liquoris pares numero differentiae contingunt; duae<text:line-break/>siquidem funt hujus liquoris,, prior quidem consistentia,<text:line-break/>posterior vero color. Utrumque autem horum in alia par-<text:line-break/>titur, consistentia enim alia est tenuis, alia crassa, alia<text:line-break/>mediocris. Eam vero quae mediocris est, quum fecundum<text:line-break/>naturam se habeat, dividere non licet; ceterum tenuis et</text:span></text:span></text:p>
      <text:p text:style-name="P2"><text:span text:style-name="Default_20_Paragraph_20_Font"><text:span text:style-name="T1">crafla bifariam dividitur. Urina quidem tenuis aut min-<text:line-break/>gitur tenuis et permanet tenuis aut. meitur tenuis, fed<text:line-break/>turbatur tandem et efficitur crassa.</text:span></text:span></text:p>
      <text:h text:style-name="Heading_20_2" text:outline-level="2"><text:span text:style-name="Default_20_Paragraph_20_Font">- ea p. II.</text:span></text:h>
      <text:p text:style-name="P7"><text:span text:style-name="Default_20_Paragraph_20_Font"><text:span text:style-name="T1">Prior -quidem harum extremam indicat<text:line-break/>cruditatem , natura enim nondum protius coctionem ten-<text:line-break/>tavit, altera autem quae ex tenui reddita est turbida in-<text:line-break/>dicat. naturam jam primo aggressam esse coctionem. .Et<text:line-break/>tenuis quidem urina ita dividitur idque quod diximus<text:line-break/>significati .</text:span></text:span></text:p>
      <text:h text:style-name="Heading_20_2" text:outline-level="2"><text:span text:style-name="Default_20_Paragraph_20_Font">Cap. HI. </text:span></text:h>
      <text:p text:style-name="P6"><text:span text:style-name="Default_20_Paragraph_20_Font"><text:span text:style-name="T1">At crassa simili modo aut meitur crassa<text:line-break/>et permanet crassa aut meitur crassa, fed redditur. tenuis.<text:line-break/>Prior quidem indicat vigorem agitationis, altera autem<text:line-break/>ebullitionem crassiorum humorum, </text:span></text:span><text:span text:style-name="Default_20_Paragraph_20_Font"><text:span text:style-name="T4">t</text:span></text:span><text:span text:style-name="Default_20_Paragraph_20_Font"><text:span text:style-name="T1">ed tamen naturam in-<text:line-break/>cipere secretionem ebrum iudicat. Et hae quidem funt<text:line-break/>humoris quoad substantiam differentiae. - Quum vero in<text:line-break/>priore partitione mentionem etiam fecerimus difscrentia-<text:line-break/>rum quae a coloribus capiuntur, jam deinceps eas expo-<text:line-break/>namus. Prima igitur est urina alba, hanc sequitur pallida,</text:span></text:span></text:p>
      <text:p text:style-name="P2">deinceps rufa, quarta est flava, post hanc rubra, ultimo<text:line-break/>nigra et extremae quidem sunt duae, alba et nigrae resi-<text:line-break/>quae a<text:span text:style-name="Default_20_Paragraph_20_Font"><text:span text:style-name="T4">u</text:span></text:span>tem mediae inter has. Est igitur pallida proxima<text:line-break/>albae , rufa autem longius distat ab alba , propior pallidae<text:line-break/>e diverso autem rubea proxima est nigrae longissime di-<text:line-break/>stans a rufa et a pallida , flava autem peculiarem ac pro-<text:line-break/>priam habet mixtionem , ita ut gemini coloris esse videa-<text:line-break/>tur partim rufi partim r<text:span text:style-name="Default_20_Paragraph_20_Font"><text:span text:style-name="T4">u</text:span></text:span>bei. Quare et in libro de cri-<text:line-break/>sibus splendentem ip<text:span text:style-name="Default_20_Paragraph_20_Font"><text:span text:style-name="T4">s</text:span></text:span>am appellavit Calenus, jure enim<text:line-break/>splendet , splendorem enim a rufo, nitorem a<text:span text:style-name="Default_20_Paragraph_20_Font"><text:span text:style-name="T4">u</text:span></text:span>tem a rubeo<text:line-break/>accipit. Ergo ordine quodam mutuo a fe invicem urinae<text:line-break/>hae coloribus disserunt, alba, pallida, rufa, flava, r<text:span text:style-name="Default_20_Paragraph_20_Font"><text:span text:style-name="T4">u</text:span></text:span>bea,<text:line-break/>nigra. Fit autem pallida quum modicum cholerae fero-<text:line-break/>sae humiditati accedit; rufa autem fit quando plus cho-<text:line-break/>lerae additur; rubea fit a <text:span text:style-name="Default_20_Paragraph_20_Font"><text:span text:style-name="T4">s</text:span></text:span>anguine, nigra vero a nimia<text:line-break/>exustione et ab aliis causis ut paulo post dicetur, alba au..<text:line-break/>tem indicat extremam cruditatem. Hae igitur funt liquo-<text:line-break/>ris simplices differentiae in consistentia et colore. Resi-</text:p>
      <text:p text:style-name="P2">quum est ut complicatas connexasque dicamus quales sci-<text:line-break/>licet sint quae deinceps simul connecti possunt, quae<text:line-break/>item non possunt, et si connectantur, quid significent.</text:p>
      <text:h text:style-name="Heading_20_2" text:outline-level="2">Cap. IV. </text:h>
      <text:p text:style-name="P6">Sit igitur quoad substantiam suam minime<text:line-break/>cocta, talis vero est tenuis cui ita permanenti tenui an-<text:line-break/>nectatur color exquisite albus, ut sit ea tenuis et alba;<text:line-break/>haec urina multa significat. Aut enim imbecillitatem vir-<text:line-break/>tutis ostendit, sicut in senibus et in morbis diuturnis in<text:line-break/>pluribus ut plurimum apparent urinae tenues et albae.<text:line-break/>Tales etiam in nonnullis qui natura imbecilles vires ha-<text:line-break/>hent videntur. Interdum significat obstructionem, sicuti<text:line-break/>quum in nepbriticis apparet, indicat, et in quartanis simi-<text:line-break/>litor quum in principiis talis meitur obstructionem signi-<text:line-break/>ficat, ac rursus in ipsis quartanis talis quum micta fuerit<text:line-break/>urina circa initia obstructionem significat ; humor etenim<text:line-break/>melancholicus quum sua crassitie venas obstruat, quafi per-<text:line-break/>colata urina alba et tenuis apparet. Indicant vero tales<text:line-break/>urinae et aliud summum malum, si enim in causo et</text:p>
      <text:p text:style-name="P2">urente febre appareat urina tenuis et alba, significat plue-<text:line-break/>nisio. Quum enim febris ipsa urens copiam bilis indicet,<text:line-break/>urina vero non tingatur, manifestum est quod biliosus hu-<text:line-break/>mor non retinetur in vasis, fed levitate sua cerebrum in-<text:line-break/>sitit. Siquidem igitur nondum adest phrenitis, urina exi-<text:line-break/>stente tenui et alba, febre vero ardente, praedicimus phre-<text:line-break/>nitin suturam ; si vero adest phrenitis, urina vero ej<text:span text:style-name="Default_20_Paragraph_20_Font"><text:span text:style-name="T4">u</text:span></text:span>s-<text:line-break/>modi est, praedicimus mortem ut plurimum, neque enim<text:line-break/>poterit virtus cerebri servari, cui ingr<text:span text:style-name="Default_20_Paragraph_20_Font"><text:span text:style-name="T4">u</text:span></text:span>it tantus acutae<text:line-break/>mordacisque cholerae impet<text:span text:style-name="Default_20_Paragraph_20_Font"><text:span text:style-name="T4">u</text:span></text:span>s. Haec igitur signisicat urina<text:line-break/>tenuis et alba.</text:p>
      <text:h text:style-name="Heading_20_2" text:outline-level="2">Cap. V. </text:h>
      <text:p text:style-name="P6">Sit iterum urina quoad substantiam cruda,<text:line-break/>id est tenuis, quoad colorem autem modice cocta , ut sit<text:line-break/>pallida ; talis imbecillitatem significat. Quoad colorem<text:line-break/>enim concoxit, quippe quum hoc facilius sit, nondum vero<text:line-break/>quoad substantiam, propterea quod hoc difficilius est.</text:p>
      <text:h text:style-name="Heading_20_2" text:outline-level="2">Cap. Vl. </text:h>
      <text:p text:style-name="P6">Sit urina tenuis cui annectatur color ru-</text:p>
      <text:p text:style-name="P2"><text:span text:style-name="Default_20_Paragraph_20_Font"><text:span text:style-name="T5">s</text:span></text:span>us, talis melior quidem est priore, est tamen cruda <text:span text:style-name="Default_20_Paragraph_20_Font"><text:span text:style-name="T5">q</text:span></text:span>uoad<text:line-break/>substantiam.</text:p>
      <text:h text:style-name="Heading_20_2" text:outline-level="2">Cap. VII. </text:h>
      <text:p text:style-name="P6">Sit urina tenuis et flava, haec non solum<text:line-break/>cruditatem indicat, sed etIam defectum alimenti, id qtod<text:line-break/>in juvene jejuno reperitur. Interdum ostendit calorem<text:line-break/>multum in profundo bilio<text:span text:style-name="Default_20_Paragraph_20_Font"><text:span text:style-name="T5">s</text:span></text:span>um succum gignere, id quod ia<text:line-break/>febre tertiana; indicat et vigilias ac animi perturbationes.<text:line-break/>Haec omnia flavam urinam efficiunt.</text:p>
      <text:h text:style-name="Heading_20_2" text:outline-level="2">Cap. VHI. </text:h>
      <text:p text:style-name="P6">Proponatur iterum urina cruda quoad<text:line-break/>substantiam tenuis, sed rubea, talis nunquam reperitur. v Si<text:line-break/>enim rubens color in urina a sanguine sit, sanguis vero<text:line-break/>a coctione, coctio a<text:span text:style-name="Default_20_Paragraph_20_Font"><text:span text:style-name="T5">u</text:span></text:span>tem <text:span text:style-name="Default_20_Paragraph_20_Font"><text:span text:style-name="T5">s</text:span></text:span>ubstantiam incrassat, manifestum<text:line-break/>est quod rubor in urina cum .tenuitate consistere non<text:line-break/>potest. Q<text:span text:style-name="Default_20_Paragraph_20_Font"><text:span text:style-name="T5">u</text:span></text:span>od si Aliquando reperiatur tenuis urina cum<text:line-break/>rubore, color ille exquisite rubeus non est, <text:span text:style-name="Default_20_Paragraph_20_Font"><text:span text:style-name="T5">s</text:span></text:span>ed est quid-<text:line-break/>dam ichoroeides.</text:p>
      <text:h text:style-name="Heading_20_2" text:outline-level="2">Cap. IX. </text:h>
      <text:p text:style-name="P6">Ultima autem est connexio tenuis et ni-<text:line-break/>grae, haec etiam nunquam reperitur. Color enim niger</text:p>
      <text:p text:style-name="P2">fit propterea quod melancholicus humor per urinas pur-<text:line-break/>gatm; aut fit a frigiditate nimia aut a nimia sanguinis<text:line-break/>aditione; haec vero tria crassitiem sibi vendicant.</text:p>
      <text:h text:style-name="Heading_20_2" text:outline-level="2">Cap. X. </text:h>
      <text:p text:style-name="P6">Quod autem tres quas diximus urinae ni-<text:line-break/>gme differentiae crassam sibi substantiam vendicent Ilia-<text:line-break/>Infestum est ; in remissione enim febris quartanae et Inlu-<text:line-break/>tione melancholiae urinae apparent nigrae. Redduntur<text:line-break/>autem nigrae propterea quod humor melancholicus per<text:line-break/>has expurgetur, qui sua <text:span text:style-name="Default_20_Paragraph_20_Font"><text:span text:style-name="T5">s</text:span></text:span>ubstantia terreus est et crassas;<text:line-break/>quare et urinas efficit crassas. Simili . modo et hae uri-<text:line-break/>nae quae ex assatione adustioneque sanguinis nigrae fiunt,<text:line-break/>crassae <text:span text:style-name="Default_20_Paragraph_20_Font"><text:span text:style-name="T5">s</text:span></text:span>unt. Si enim ustio nimia exsiccat humiditatem<text:line-break/>sanguinis, constat quod etiam crassam efficit ejus subsum-<text:line-break/>tiam; quare manifestum est quod et urinae crassae fient;<text:line-break/>a sanguine enim et coloris immutationem accipiunt et<text:line-break/>substantiae usti sanguinis crassitiem referunt. Frigiditas<text:line-break/>vero quia incrassat materiam, esiam urinae <text:span text:style-name="Default_20_Paragraph_20_Font"><text:span text:style-name="T5">s</text:span></text:span>ubstantiam</text:p>
      <text:p text:style-name="P2">faciet humori similem. Ita igitur urinae fiunt crassae, ut<text:line-break/>docui.</text:p>
      <text:h text:style-name="Heading_20_2" text:outline-level="2">Cap. XI. </text:h>
      <text:p text:style-name="P8">Et de connexione substantiae tenuis cum<text:line-break/>diversis urinae coloribus haec quae diximus s<text:span text:style-name="Default_20_Paragraph_20_Font"><text:span text:style-name="T4">u</text:span></text:span>fficiant;<text:line-break/>superest ut de altera substantiae differentia disseramus. Sit<text:line-break/>igitur urina crassa cui ita permanenti crassae color albus<text:line-break/>accedat, talis urina magnam esse in corpore crudorum<text:line-break/>humorum copiam indicat.</text:p>
      <text:h text:style-name="Heading_20_2" text:outline-level="2">Cap. XII.</text:h>
      <text:p text:style-name="P9"><text:s/>Proponatur crassa et pallida, haec non<text:line-break/>potest in connexionem venire, neque enim crassa et rufa<text:line-break/>neque crassa et flava simul consistere possunt^ C<text:span text:style-name="Default_20_Paragraph_20_Font"><text:span text:style-name="T4">o</text:span></text:span>lores<text:line-break/>enim hi propter desectum materiae fiunt, ac debilitatem<text:line-break/>virtutis, crassa autem a contrariis fit causis. Quare mani-<text:line-break/>sestum est quod rufa aut pallida aut flava simuI cum<text:line-break/>crassa permanere nequeunt.</text:p>
      <text:h text:style-name="Heading_20_2" text:outline-level="2">Cap. XIII. </text:h>
      <text:p text:style-name="P8">Sit urina crassa et rubea, hujusmodi enim<text:line-break/>urina reperitur, significat plenitudinem sanguinis, ut sit in<text:line-break/>synochis febribus.</text:p>
      <text:h text:style-name="P5" text:outline-level="2">Cap. XIV. </text:h>
      <text:p text:style-name="P8">Sit crassa urina et nigra, talis etiam re-<text:line-break/>peritur et significat evacuationem humoris melancholici;<text:line-break/>id quod muItoties fit in declinatione quartanarum et in<text:line-break/>solutione melancholiae. De urinis vero nigris quae fiunt<text:line-break/>aut ab adustione aut a frigiditate postea dicemus. Et hae<text:line-break/>quidem sunt crasse cum iis quos diximus coloribus con-<text:line-break/>nexiones. .Iam vero incipiamus agere de iis quae con-<text:line-break/>tenta vocavimus.</text:p>
      <text:h text:style-name="Heading_20_2" text:outline-level="2">Cap. XV. </text:h>
      <text:p text:style-name="P8">Esto igitur primum album supremum lo-<text:line-break/>cum occupans pIanum, fed inaequale, id est uno die co-<text:line-break/>ctum, postero die non coctum; tale debilitatem indicat<text:line-break/>virtutis , quae non potest ex aequo omni tempore mate-<text:line-break/>riam concoquere.</text:p>
      <text:h text:style-name="Heading_20_2" text:outline-level="2">Cap. XVI. </text:h>
      <text:p text:style-name="P8">Sit vero album quidem et inferiorem<text:line-break/>locum tenens, non amplius tamen planum, sed divulsum,<text:line-break/>hoc deterius est priore; illud enim ostendebat naturam<text:line-break/>sustinere inaequalitatem multis interjectis diebus ; hoc vero<text:line-break/>in una coctione, id quod deterrimum est. Et veluti au-<text:line-break/>tumnus propterea malus esse dicitur quod est inaequalis,</text:p>
      <text:p text:style-name="P2">si tamen inaequalis fiat quarto vel quinto quoque die<text:line-break/>minus est malus, si vero una die longe pejor est, sic et<text:line-break/>fedimenta divulsa pejora prioribus sunt, quoniam indicant<text:line-break/>naturam in una coctione desedisse ob distractionem, distra-<text:line-break/>hitur vero natura a flatibus qui inter succos intercursant<text:line-break/>ac dirimunt continuitatem succi qui concoquitur. Quo-<text:line-break/>niam igitur supposuimus contentum habere se secundum<text:line-break/>naturam quoad colorem et locum, praeter naturam autem<text:line-break/>in substantia, manifestum est quod in substantia illius quod<text:line-break/>haec ita habet aequalitas veI inaequalitas est.</text:p>
      <text:h text:style-name="Heading_20_2" text:outline-level="2">Cap. XVII. </text:h>
      <text:p text:style-name="P10">Sit igitur prius aequale diVulsum, tale<text:line-break/>procul dubio malum est, indicat enim copiam crassi flatus<text:line-break/>in profundo qui a natura extenuari non p<text:span text:style-name="Default_20_Paragraph_20_Font"><text:span text:style-name="T5">o</text:span></text:span>tuit.</text:p>
      <text:h text:style-name="Heading_20_2" text:outline-level="2">Cap. XVIII. </text:h>
      <text:p text:style-name="P10">Sit aliud divulsum inaequale, id est<text:line-break/>alio temp<text:span text:style-name="Default_20_Paragraph_20_Font"><text:span text:style-name="T5">o</text:span></text:span>re tale apparens alio diversum, hoc priore est<text:line-break/>melius , indicat siquidem flatuofos succ<text:span text:style-name="Default_20_Paragraph_20_Font"><text:span text:style-name="T5">o</text:span></text:span>s esse paucos quos<text:line-break/>natura cito discutiet et tenues reddet. Et mirum sane est<text:line-break/>inter opera naturae aequalitatem malum esse, inaequalita-</text:p>
      <text:p text:style-name="P1">tem bonum; quod merito sane ita evenit, mala enim si<text:line-break/>eandem perpetuo vim habeant, deterrima funt. Sicut et<text:line-break/>pulsus arteriarum, si semper et continuo intermittens exi-<text:line-break/>stat, deterrimus est, si vero aliquando intermittens, ali-<text:line-break/>quando non intermittens, minus est malum. Eodem modo<text:line-break/>sedimentum divulsum inaequale minus malum est fedi-<text:line-break/>mento divulso et aequali. Et haec quidem de hac com-<text:line-break/>plicatione dicta <text:span text:style-name="Default_20_Paragraph_20_Font"><text:span text:style-name="T4">s</text:span></text:span>ufficiant.</text:p>
      <text:h text:style-name="Heading_20_2" text:outline-level="2">Cap. XIX.</text:h>
      <text:p text:style-name="P10"><text:s/>Sit autem alia complicatio haec. Con-<text:line-break/>tentum quoad colorem sit coctum et sit album, non obti-<text:line-break/>nens tamen locum inferiorem, sed medium, ac quod me-<text:line-break/>dium Iocum habet sit prius et laeve in substantia, aequale<text:line-break/>in tempore, tale indicat coctionem, sed tamen non perfe-<text:line-break/>ctam , id enim non est hypostasis fed media coctio aut<text:line-break/>claram ostendens, quod enim in medio est naturae bypo-<text:line-break/>flasse est, loco tamen differt ab hypostasi. Causa autem<text:line-break/>diversitatis loci est abundantia flatus qui immiscetur suc-<text:line-break/>cis ; si enim flatus haud exacte per concoctionem fuerit</text:p>
      <text:p text:style-name="P1">extenuatus, sed ob crassitiem inclusus fuerit intra conten-<text:line-break/>tum , flatus ip<text:span text:style-name="Default_20_Paragraph_20_Font"><text:span text:style-name="T4">s</text:span></text:span>e trudit illud atque attollit aut ad supre-<text:line-break/>mam s<text:span text:style-name="Default_20_Paragraph_20_Font"><text:span text:style-name="T4">u</text:span></text:span>perficiem et tum vocatur nubecula aut ad mediam<text:line-break/>regionem, quod tum vocatur suspensum. At vero si n<text:span text:style-name="Default_20_Paragraph_20_Font"><text:span text:style-name="T4">u</text:span></text:span>lli<text:line-break/>sunt omnino flatus ipsum gravitate sua deors<text:span text:style-name="Default_20_Paragraph_20_Font"><text:span text:style-name="T4">u</text:span></text:span>m fertur<text:line-break/>vocaturque hypostasis. Et de suspenso quidem id mihi<text:line-break/>dicendum fuerat.</text:p>
      <text:h text:style-name="Heading_20_2" text:outline-level="2">Cap. XX.</text:h>
      <text:p text:style-name="P11"><text:s/>Tria haec igitur quae diximus diversa<text:line-break/>- sunt tantummodo situ; situs autem variatur per flatum,<text:line-break/>flatus autem generatur coctione, coctio vero quando per-<text:line-break/>secta fuerit flatum attenuabit et resolvet, propterea hy-<text:line-break/>postasis perfecta perfectam indicat coctionem. Si autem<text:line-break/>ventositas illa extenuari nec prae crassitie ex humore dis-<text:line-break/>solvi potuerit, ideoque succum non coctum habeat, unde<text:line-break/>et impersectam ostendat cocti<text:span text:style-name="Default_20_Paragraph_20_Font"><text:span text:style-name="T4">o</text:span></text:span>nem, seu obscuram et me-<text:line-break/>diam; ideo mediam quoque obtinet regionem, neque enim<text:line-break/>copiosus est, si namque in superiori parte c<text:span text:style-name="Default_20_Paragraph_20_Font"><text:span text:style-name="T4">o</text:span></text:span>cta fuerit ac<text:line-break/>facta fuerit nubecula, coctionem quidem significat factam,<text:line-break/>verum obscuram, quoniam multa et crassa est ejusmodi</text:p>
      <text:p text:style-name="P13">ventositas. Clarum est igitur quod ex situ seditnentorumV</text:p>
      <text:p text:style-name="Normal">nihil plus discimus quam modum et mensuram eorum<text:line-break/>quae indicantur. Si enim nigrum erit contentum, signum<text:line-break/>est malum, minus vero est malum si folum id nigrum est<text:line-break/>quod in medIo jacet; ac multo minus etiam si nubecula,<text:line-break/>si vero id quod in infim<text:span text:style-name="Default_20_Paragraph_20_Font"><text:span text:style-name="T5">o</text:span></text:span> est veluti hypostasis, longe est<text:line-break/>pessimum. Sufficiant vero haec dicta de situ, qui neque<text:line-break/>bonum neque malum significat, sed modum et mensuram<text:line-break/>boni et mali. Quum autem in contento quatuor nobis<text:line-break/>consideranda sint, color scilicet, locus, substantia et tem-</text:p>
      <text:p text:style-name="Normal">pus; superest ut de colore jam disseramus, cum de sub-<text:line-break/>stantia, tempore tet loco jam satis dixerimus. Color au-<text:line-break/>tem alius est naturalis contento et est albus; alius praeter<text:line-break/>naturam, qualis est niger, lividus, pallidus, rubeus; de<text:line-break/>quibus jam agamus.</text:p>
      <text:h text:style-name="Heading_20_2" text:outline-level="2">Cap. XXI. </text:h>
      <text:p text:style-name="P15">Sedimentum rubeum fit a sanguine icho-<text:line-break/>roeide : significat autem coctionis desectum , non tamen<text:line-break/>mortem, quum enim succus is sit benignus et amicus na-</text:p>
      <text:p text:style-name="P2">turae, <text:span text:style-name="Default_20_Paragraph_20_Font"><text:span text:style-name="T5">magnum</text:span></text:span> periculum inferre non solet; quia vero<text:line-break/>indicat cruditatem, ob id etiam morbum diuturnum , id<text:line-break/>autem ex eo quod dicturi sumus de liquore intelliges.<text:line-break/>Humores quidam generantur ex phlegmate, sicut phlegma<text:line-break/>et ichor: quidam generantur una cum sanguine, sicut flava<text:line-break/>bilis et nigra bilis. Quando igitur urina videtur rubra,<text:line-break/>indicium est quod ab ichore colorem accepit; ichor autem<text:line-break/>fit ante quam fanguis fiat, neque enim natura perfectam<text:line-break/>sanguini tincturam dedit, manifestum est quod nondum<text:line-break/>coctus est; ad hoc autem tempore indiget natura ut san-<text:line-break/>guis coquatur. Quid igitur significet fedimentum rubeum<text:line-break/>jam diximus.</text:p>
      <text:h text:style-name="Heading_20_2" text:outline-level="2">Cap. XXII. </text:h>
      <text:p text:style-name="P10">Sedimentum autem nigrum aliquando<text:line-break/>frigiditatis est indicium, interdum caliditatis; discernetur<text:line-break/>vero alterum ab altero hoc modo. Si anteceflit liVidus,<text:line-break/>p<text:span text:style-name="Default_20_Paragraph_20_Font"><text:span text:style-name="T5">o</text:span></text:span>stea subsecutus est color niger, indicationem facit frigi-<text:line-break/>ditatis, si vero antecessit viridis, subsequitur vero niger,<text:line-break/>caliditatem indicat. Et quatuor quidem in contento in-</text:p>
      <text:p text:style-name="P2">quisivimus, colorem dico et locum et substantiam et tem..<text:line-break/>pus, omnium autem horum fyncrisin fecimus.</text:p>
      <text:h text:style-name="Heading_20_2" text:outline-level="2">Cap. XXIII. </text:h>
      <text:p text:style-name="P16">Lividum autem frigiditatem indicat et<text:line-break/>extinctionem virtutis.</text:p>
      <text:h text:style-name="Heading_20_2" text:outline-level="2">Cap. XXIV. </text:h>
      <text:p text:style-name="P16">Ex oleaginis urinis alia est elaeochroa,<text:line-break/>alia elaeophanes, alia elaeodes. Prima principium indicat<text:line-break/>colliquationis adipis totius corporis, est vero ea colorem<text:line-break/>olei retinens. EIaeophanes autem habet exquisitiorem<text:line-break/>mixtionem olei cum urina significatae augmentum colli-<text:line-break/>quationis. Elaeodes est quae tota fui substantia et colore<text:line-break/>et consistentia undequaque est veluti oleum; quae indicat<text:line-break/>statum et summum vigorem colliquationis. Sunt autem<text:line-break/>hae urinae etiam ex colliquatione adipis renum. Exstant<text:line-break/>tamen cautiones quibus hoc discernas, quarum meminit<text:line-break/>Hippocrates in aphorismo de resolutione adipis renum,<text:line-break/>ubi dicit: <text:span text:style-name="Default_20_Paragraph_20_Font"><text:span text:style-name="T4">qu</text:span></text:span>i<text:span text:style-name="Default_20_Paragraph_20_Font"><text:span text:style-name="T4">bus h</text:span></text:span>y<text:span text:style-name="Default_20_Paragraph_20_Font"><text:span text:style-name="T4">postasis pinguis ac simul tota, iis re-<text:line-break/></text:span></text:span>n<text:span text:style-name="Default_20_Paragraph_20_Font"><text:span text:style-name="T4">um v</text:span></text:span>in<text:span text:style-name="Default_20_Paragraph_20_Font"><text:span text:style-name="T4">um stgntstcatur. </text:span></text:span>lplemet docuit discernendi m o-<text:line-break/>dum, cum addidit <text:span text:style-name="Default_20_Paragraph_20_Font"><text:span text:style-name="T7">αἄρόη</text:span></text:span><text:span text:style-name="Default_20_Paragraph_20_Font"><text:span text:style-name="T9">, </text:span></text:span>id est simul tota; in renum</text:p>
      <text:p text:style-name="P2">enim colliquatione celeriter adipes excernuntur, in colli-<text:line-break/>quatione autem totius corporis adipes colliquati paulatim,<text:line-break/>id est tarde et non universim, curn.-<text:span text:style-name="Default_20_Paragraph_20_Font"><text:span text:style-name="T4">A</text:span></text:span>frina exeunt. Quia<text:line-break/>enim recipitur adeps a venis membris vicinis, deinde ab<text:line-break/>iis quae continuantur et rursus ab aliis et aliis et tandem<text:line-break/>a renibus et a vesica, patet multo post tempore excerni,<text:line-break/>adipis vero in renibus colliquati propter vicinitatem trans-<text:line-break/>itus celerrima est excretio et non paulatim. Hoc igitur<text:line-break/>est quod dixit Hippocrates simuI t<text:span text:style-name="Default_20_Paragraph_20_Font"><text:span text:style-name="T4">o</text:span></text:span>ta, id est celeriter.<text:line-break/>Haec de oleaginis. </text:p>
      <text:h text:style-name="Heading_20_2" text:outline-level="2">Cap. XXV. </text:h>
      <text:p text:style-name="P16">Cum autem caro ipsa liquatur, facit<text:line-break/>hypostases oroboides, quas ut bene discernas animum ad-<text:line-break/>verte ad coctionem aut cruditatem aut febrem acutam<text:line-break/>praesentem. Si enim adest febris, totius corporis est pastio,<text:line-break/>si vero non adest febris, est virium renum. Et rursus si<text:line-break/>adest cruditas urinarum, totius corporis vitium est, si co-<text:line-break/>etio adest, hypostases vero orobinae appareant, vitium in-<text:line-break/>dicat renum. Nec sine causa cruditas incessit quando<text:line-break/>morbus est totius corporis, ea enim va<text:span text:style-name="Default_20_Paragraph_20_Font"><text:span text:style-name="T4">s</text:span></text:span>a quae coctionem</text:p>
      <text:p text:style-name="P2">conficiunt male affecta sunt, in vitio autem renum crudi-<text:line-break/>tas non adest , renes enim non sunt instrumenta cocti<text:span text:style-name="Default_20_Paragraph_20_Font"><text:span text:style-name="T4">o</text:span></text:span>nis<text:line-break/>urinae. Haec de colliquatione carnis et adipis.</text:p>
      <text:h text:style-name="Heading_20_2" text:outline-level="2">Cap. XXVI.</text:h>
      <text:p text:style-name="P16"><text:s/>Quando solida membra male sunt asse-<text:line-break/>eta abraduntur primum extimae partes et reddunt urinas<text:line-break/>petaloideis, sunt tamen et hae aliquando a vitio vesicae.<text:line-break/>Discernes autem hoc ex iis quae jam diximus de vitio<text:line-break/>renum, si enim adfuerit febris, totius corporis est vitium,<text:line-break/>si non adfuerit febris, vitium est vesicae, si cruditas adsit,<text:line-break/>totum corpus est affectum, si coctio adsit, vesica.</text:p>
      <text:h text:style-name="Heading_20_2" text:outline-level="2">Cap. XXVII. </text:h>
      <text:p text:style-name="P16">Quando febris profunda corporis vasa<text:line-break/>corripit ac dilacerat hypostases fiunt pityroideis fursura-<text:line-break/>ceae, quae strictiores quidem sunt <text:span text:style-name="Default_20_Paragraph_20_Font"><text:span text:style-name="T4">s</text:span></text:span>quamosis, fed crassio-<text:line-break/>res, id vero etiam vitium vesicae aliquando indicat. Dis-<text:line-break/>cernitur autem hoc eo quo diximus modo; si enim ad-<text:line-break/>fuerit febris, vitium est totius corporis, sin minus, vesicae.</text:p>
      <text:h text:style-name="Heading_20_2" text:outline-level="2">/Cap. XXV111. </text:h>
      <text:p text:style-name="P16">Posteaquam vero febris ipsa longe<text:line-break/>lateque majori vi quam in superioribus vitiis folida mem-</text:p>
      <text:p text:style-name="P1">bra corripuerit, facit solidiora sedimenta quam erant illa<text:line-break/>quae speciem furfuris reserebant, quae vocantur crimnode.<text:line-break/>Haec vero duo significant, aut adustionem sanguinis aut<text:line-break/>liquefactionem solidarum nimiam. Et siquidem alba sue-<text:line-break/>rint quae resident, solidorum partium est vitium, si vero<text:line-break/>rubea exstiterint, sanguinis adustio.</text:p>
      <text:h text:style-name="Heading_20_2" text:outline-level="2">Cap. XXIX. </text:h>
      <text:p text:style-name="P16">Indicat hepar esse ulceratum cujus sub-<text:line-break/>stantia dissolvitur. Et partes quidem hujus sedimenti sub-<text:line-break/>tiliores habent colorem ichorosum, crassiores autem sunt<text:line-break/>similes sandarachae, quae ut plurimum portendunt mortem<text:line-break/>infirmis aut, si supervixerint, hydropem.</text:p>
      <text:h text:style-name="Heading_20_2" text:outline-level="2">Cap. XXX. </text:h>
      <text:p text:style-name="P16">Foetida urina indicat putrefactionem et<text:line-break/>extinctionem virtutis.</text:p>
      <text:h text:style-name="Heading_20_2" text:outline-level="2">Cap. XXXI. </text:h>
      <text:p text:style-name="P16">Restat vero nobis speculari de humoris<text:line-break/>urinarii cum sedimentis connexionibus ac dicere quid<text:line-break/>significent. Hae enim c<text:span text:style-name="Default_20_Paragraph_20_Font"><text:span text:style-name="T5">o</text:span></text:span>nnexiones quas hucusque expli-<text:line-break/>cavimus erat ut solius humoris urinarii quas primo Ioco<text:line-break/>edisseruimus ; vel solius sedimenti quas secundo loco ex-<text:line-break/>posuimus; nunc autem et humoris et sedimenti simul con-</text:p>
      <text:p text:style-name="P2">nexiones complicemus et exponamus, quid significet quae-<text:line-break/>libet complicationis differentia.</text:p>
      <text:h text:style-name="Heading_20_2" text:outline-level="2">Cap. XXXII. </text:h>
      <text:p text:style-name="P16">Proponatur igitur primo urina non<text:line-break/>cocti humoris, qui est tenuis; nec cocti coloris, qui est al-<text:line-break/>bus, in tali urina nunquam potest existere fedimentum,<text:line-break/>tenuitas enim significat defectum materiae ex qua fit id<text:line-break/>quod residet. Ad haec in tenui quae permanet tenuis<text:line-break/>esse fedimentum simulque esse urinam pallidam aut rufam<text:line-break/>aut flavam est impoflibile, in iis enim natura privata nu-<text:line-break/>trimento convertit se ad colorem faciendum. Quare si<text:line-break/>volumus conficere connexiones humoris urinarii cum se-<text:line-break/>dimensus, tenue abjiciamus a proposito, proponamus vero<text:line-break/>crassem.</text:p>
      <text:h text:style-name="Heading_20_2" text:outline-level="2">Cap. XXXHI. </text:h>
      <text:p text:style-name="P16">Sit vero urina colore alba, substantia<text:line-break/>crassa, in hac potest residere fedimentum quod sit album,<text:line-break/>sed non laeve, in talibus enim crudorum succorum copia<text:line-break/>colligitur, quae licet coctionem coloris admittat, s<text:span text:style-name="Default_20_Paragraph_20_Font"><text:span text:style-name="T4">u</text:span></text:span>bstan-<text:line-break/>tiae tamen minime.</text:p>
      <text:h text:style-name="P5" text:outline-level="2">Cap<text:span text:style-name="Default_20_Paragraph_20_Font"><text:span text:style-name="T5">i</text:span></text:span> XXXIV. </text:h>
      <text:p text:style-name="P16">Sit alia crassa cui connexus sit cs-<text:line-break/>Ior rubeus, pallido enim, rufo et flavo ob eas quas dixi-<text:line-break/>mus causas crassam connecti non potest, si igitur rubeo<text:line-break/>misceatur crassam, id quod saepius accidit in fynochis<text:line-break/>febribus, signum est cruditatis et in humore et in <text:span text:style-name="Default_20_Paragraph_20_Font"><text:span text:style-name="T5">s</text:span></text:span>edi-<text:line-break/>mento tum quoad substantiam tum qu<text:span text:style-name="Default_20_Paragraph_20_Font"><text:span text:style-name="T5">o</text:span></text:span>ad colorem utrius-<text:line-break/>que, humoris <text:span text:style-name="Default_20_Paragraph_20_Font"><text:span text:style-name="T5">s</text:span></text:span>cilicet et <text:span text:style-name="Default_20_Paragraph_20_Font"><text:span text:style-name="T5">s</text:span></text:span>edimenti.</text:p>
      <text:h text:style-name="Heading_20_2" text:outline-level="2">Cap. XXXV. </text:h>
      <text:p text:style-name="P16">Sit urina alia crassa et nigra; haec<text:line-break/>non cocta est nec colose nec <text:span text:style-name="Default_20_Paragraph_20_Font"><text:span text:style-name="T5">s</text:span></text:span>ubstantia tam humoris uri-<text:line-break/>narii quam <text:span text:style-name="Default_20_Paragraph_20_Font"><text:span text:style-name="T5">s</text:span></text:span>edimenti. Et hae quidem sunt connexiones<text:line-break/>urinae crassae quae remanet crassa.</text:p>
      <text:h text:style-name="Heading_20_2" text:outline-level="2">Cap. XXXVI. </text:h>
      <text:p text:style-name="P16">Sit vero urina quoad substantiam<text:line-break/>mediocris, cui annectatur color aliquis; haec alba esse<text:line-break/>non potest, si enim alba est, cruda est. Esto tamen , apua-<text:line-break/>reat urina mediocris substantiae et alba, mirum profecto<text:line-break/>erit, quomodo natura mediocrem <text:span text:style-name="Default_20_Paragraph_20_Font"><text:span text:style-name="T5">s</text:span></text:span>ubstantiam faceret, co-<text:line-break/>Iorem vero non decoqueret, quum illud majoris sit nego-<text:line-break/>cii et difficultatis. Mediocre igitur cum albo consistere</text:p>
      <text:p text:style-name="P2"><text:span text:style-name="Default_20_Paragraph_20_Font"><text:span text:style-name="T1">non potest </text:span></text:span><text:span text:style-name="Default_20_Paragraph_20_Font"><text:span text:style-name="T10">, </text:span></text:span><text:span text:style-name="Default_20_Paragraph_20_Font"><text:span text:style-name="T1">raro autem cum. pallido, nisi abundans humi-<text:line-break/>ditas. aliunde bili advenerit. Color quoque rufus aut fla-<text:line-break/>vus cum mediocri urinae substantia non potest communio-<text:line-break/>nem habere ; quod si aliquando habeat, in illis tamen ni-<text:line-break/>hiL residet; proinde et has urinarum cum hypostasi com-<text:line-break/>plieationes ut inanes omittamus.</text:span></text:span></text:p>
      <text:h text:style-name="Heading_20_2" text:outline-level="2"><text:span text:style-name="Default_20_Paragraph_20_Font">Cap. XXXV1L</text:span></text:h>
      <text:p text:style-name="P16"><text:span text:style-name="Default_20_Paragraph_20_Font"><text:span text:style-name="T1"><text:s/>Virides ster- lividae, nigrae, cruentae,<text:line-break/>nimium crassae, rufae, supra modum impermixtae, rufae<text:line-break/>simul tenues, carentes hypostasi, pravae stant foetidae,<text:line-break/>pingues, oleaginae et eae, quae excedunt copiam potus.</text:span></text:span></text:p>
      <text:h text:style-name="Heading_20_2" text:outline-level="2"><text:span text:style-name="Default_20_Paragraph_20_Font">Cap. XXXVIII. </text:span></text:h>
      <text:p text:style-name="P16"><text:span text:style-name="Default_20_Paragraph_20_Font"><text:span text:style-name="T1">Lividae, nigrae, caliginosae, variae,<text:line-break/>divulsae, farinaceae, sanguinolentae, biliosae et exustae,<text:line-break/>phlegmaticae et- foetidae : urinae vero in quibus nihil re-<text:line-break/>sidet sunt omnino pravae.- Hae igitur species urinarum<text:line-break/>significant plurimas causas diversorum morborum eorum-<text:line-break/>que augmenta, declinationem; discretionem, concretionem,<text:line-break/>coctionem, cruditatem, modum insuper periculorum quae</text:span></text:span></text:p>
      <text:p text:style-name="P2"><text:span text:style-name="Default_20_Paragraph_20_Font"><text:span text:style-name="T1">futura sunt. Considerare . autem medicus debet in his<text:line-break/>omnibus multitudinem et vim causarum ac exsuperantiam,<text:line-break/>quo delictum omne evitetur.</text:span></text:span></text:p>
      <text:h text:style-name="Heading_20_2" text:outline-level="2"><text:span text:style-name="Default_20_Paragraph_20_Font">Cap. XXXIX.</text:span></text:h>
      <text:p text:style-name="P16"><text:span text:style-name="Default_20_Paragraph_20_Font"><text:span text:style-name="T1"><text:s/>In mortis febrilibus utilissima est uri-<text:line-break/>nae indicatio. Quoniam autem omne. quod est praeter<text:line-break/>naturam cognoscitur per id quod est secundum naturam;<text:line-break/>idcirco urinarum notitia incipere debet ab iis; quae fis-<text:line-break/>eundum naturam </text:span></text:span><text:span text:style-name="Default_20_Paragraph_20_Font"><text:span text:style-name="T4">t</text:span></text:span><text:span text:style-name="Default_20_Paragraph_20_Font"><text:span text:style-name="T1">e habenti optima igitur urina est in<text:line-break/>iis hominibus, qui Iani sunt et bonam corporis habitudo-<text:line-break/>nem sortiti sirnt, subrufa aut </text:span></text:span><text:span text:style-name="Default_20_Paragraph_20_Font"><text:span text:style-name="T4">t</text:span></text:span><text:span text:style-name="Default_20_Paragraph_20_Font"><text:span text:style-name="T1">ubflava , mediocris crassitiei;<text:line-break/>tali colore permanens quali mictu est: hypostasin retinens<text:line-break/>planam, aequalem,-albam per omne^ tempus, multitudinem^<text:line-break/>autem promeusura et ratione potus. In mulieribus ta-<text:line-break/>men urina secundum naturam aIbioris coloris esse decet<text:line-break/>quam in viris hahereque hypostasim copiosiorem. In pue-.<text:line-break/>risi vero aesate necesse est crassiorem esse hypostasin pro--<text:line-break/>pter edacitatem puerorum et motus eorum importunos at.<text:line-break/>inordinatos. Q -.ando autem Hippocrates dicit hypostasin</text:span></text:span></text:p>
      <text:p text:style-name="P2"><text:span text:style-name="Default_20_Paragraph_20_Font"><text:span text:style-name="T1">laevam vult significare non divulsam .sed continuam :-<text:line-break/>quando dicit aequalem, vult significare tum eam, quae per<text:line-break/>omne tempus similis est </text:span></text:span><text:span text:style-name="Default_20_Paragraph_20_Font"><text:span text:style-name="T4">t</text:span></text:span><text:span text:style-name="Default_20_Paragraph_20_Font"><text:span text:style-name="T1">ui ita ut si uno die sit cocta,<text:line-break/>postero die. non sit cruda, .tum eam quae. fedimentum et<text:line-break/>liquorem habet totum sibi aequalem. In urina naturali<text:line-break/>consideranda sunt haec, substantia, color et ea quae ini<text:line-break/>urina apparent, qualis est nubecula, suspensum .et ea quae<text:line-break/>in fundo est- hypostasis : quod si aliquid horum in urina<text:line-break/>immutatum fuerit, indicium erit cruditatis in venis.</text:span></text:span></text:p>
      <text:h text:style-name="Heading_20_2" text:outline-level="2"><text:span text:style-name="Default_20_Paragraph_20_Font">Cap. XL. </text:span></text:h>
      <text:p text:style-name="P17"><text:span text:style-name="Default_20_Paragraph_20_Font"><text:span text:style-name="T1">optima in aegrotis urina est ea, quae si-<text:line-break/>miilima est urinae fanorum hominum, fubpallida aut fub-<text:line-break/></text:span></text:span><text:span text:style-name="Default_20_Paragraph_20_Font"><text:span text:style-name="T4">i</text:span></text:span><text:span text:style-name="Default_20_Paragraph_20_Font"><text:span text:style-name="T1">lava, habens hypostasin albam, laevem aequalem. Ab hae<text:line-break/>vero jam defecit quae suspensum habet album, laeve, ae-<text:line-break/>quale. Adhuc- vero magis deficit , quae nubeculam habet<text:line-break/>albam, laevem, aequalem. In quibus enim flatus est in<text:line-break/>profundo crassius et incoctus, si paucus is fuerit, permittit<text:line-break/>materiam ad maturae. fundum deferri : si voro abundaverit</text:span></text:span></text:p>
      <text:p text:style-name="P2"><text:span text:style-name="Default_20_Paragraph_20_Font"><text:span text:style-name="T1">effert hypostasin ad superficiem summam urinae et facit<text:line-break/>eam, quam dicunt nubeculam. Quanto igitur flatus prae-<text:line-break/>valuerit et magis dissecuerit ac magis in altum sustulerit<text:line-break/>hypostasim, tanto minus cocta dicetur esse urina. In ter-<text:line-break/>tianis tamen exquisitis et in ephemeris febribus fala nu-<text:line-break/>becula aut suspensum ad solutionem morbi saepe sufficit:<text:line-break/>interdum sufficit et solus color urinae bonus.</text:span></text:span></text:p>
      <text:h text:style-name="Heading_20_2" text:outline-level="2"><text:span text:style-name="Default_20_Paragraph_20_Font">Cap, XLI. </text:span></text:h>
      <text:p text:style-name="P17"><text:span text:style-name="Default_20_Paragraph_20_Font"><text:span text:style-name="T1">Saepe autem albus color eorum quae in<text:line-break/>urinis apparent rudes decipit ita, ut nesciant malam esse .<text:line-break/>hypostasin quae illis videtur bona , ac e diversu bonam<text:line-break/>esse quae illis videtur mala. Accidat enim aliquando ut<text:line-break/>albus humor et crudus excernatur simul cum urina ac in<text:line-break/>imo subsident instar bonae hypostasis : aliquando affecto<text:line-break/>hepate aut renibus pus cum urina excernitur et subsidet,<text:line-break/>ita ut indoctos decipiat. Sed hoc discernetur primum per<text:line-break/>dolorem qui praecessit in renibus aut in hepate aut in<text:line-break/>aliqua parte alia quae iniet per urinas expurgari, deinde<text:line-break/>per foetorem quem obtinet pus. . Crudus autem humor</text:span></text:span></text:p>
      <text:p text:style-name="P3"><text:span text:style-name="Default_20_Paragraph_20_Font"><text:span text:style-name="T1">discernetur a bona hypostasi per inaequalitatem substantiae<text:line-break/>ipsius contenti , ..neque enim humer crudus permanet sibi<text:line-break/>continuus, fed -dividitur in exiles et minutas partes veluti<text:line-break/>arenulas neque laevis est omnino sicut vera hypostasis. In<text:line-break/>bonis autem urinis primum quod -apparet est nubecula :<text:line-break/>deinde facto aliquo descensu apparet id quod vocatur sus-<text:line-break/>pensum , influe autem quum jam percolata est, subsidet<text:line-break/>in prosuudo facitque hypostrsin , nimirum- quum jam per-<text:line-break/></text:span></text:span><text:span text:style-name="Default_20_Paragraph_20_Font"><text:span text:style-name="T4">t</text:span></text:span><text:span text:style-name="Default_20_Paragraph_20_Font"><text:span text:style-name="T1">ecte cocta fuerit. At in crudis humoribus a principio<text:line-break/>statim delabitur multitudo non pauca in profundum ma-<text:line-break/>tulae, interim et totius urinae color est malus: deinde<text:line-break/>paulatim concocta et .extenuata multitudo attollitur in<text:line-break/>medium humoris facitque suspensum. Posteaquam vero<text:line-break/>maximopere extenuata coctaque fuerit, insidet in superii-<text:line-break/>cie liquoris faciens nubeculam; quae indoctis imponit .sit<text:line-break/>opinentur .morbum labi in deterius.<text:tab/></text:span></text:span></text:p>
      <text:h text:style-name="Heading_20_2" text:outline-level="2"><text:span text:style-name="Default_20_Paragraph_20_Font">Cap. XI.ll. </text:span></text:h>
      <text:p text:style-name="P18"><text:span text:style-name="Default_20_Paragraph_20_Font"><text:span text:style-name="T1">Tenuis et pallida urina cruda quidem<text:line-break/>est consistentia, concocta autem mediocri</text:span></text:span><text:span text:style-name="Default_20_Paragraph_20_Font"><text:span text:style-name="T4">t</text:span></text:span><text:span text:style-name="Default_20_Paragraph_20_Font"><text:span text:style-name="T1">er colore, tmbe-</text:span></text:span></text:p>
      <text:p text:style-name="P1"><text:span text:style-name="Default_20_Paragraph_20_Font">ci</text:span><text:span text:style-name="Default_20_Paragraph_20_Font">ll</text:span><text:span text:style-name="Default_20_Paragraph_20_Font">i</text:span><text:span text:style-name="Default_20_Paragraph_20_Font"><text:span text:style-name="T1">talem autem haec -indicat naturae, colore enim conco-<text:line-break/>xit quod sit facile, non etiam consistentia quod difficile sit.</text:span></text:span></text:p>
      <text:h text:style-name="Heading_20_2" text:outline-level="2"><text:span text:style-name="Default_20_Paragraph_20_Font">Cap. XLHL </text:span></text:h>
      <text:p text:style-name="P17"><text:span text:style-name="Default_20_Paragraph_20_Font"><text:span text:style-name="T1">Tenuis vero consistentia urina et eo-<text:line-break/>lore flava melior est quam pallida, cruda tamen. est pro-<text:line-break/>pter consistentiam.</text:span></text:span></text:p>
      <text:h text:style-name="Heading_20_2" text:outline-level="2"><text:span text:style-name="Default_20_Paragraph_20_Font">Cap. XI.IU</text:span></text:h>
      <text:p text:style-name="P19"><text:span text:style-name="Default_20_Paragraph_20_Font"><text:span text:style-name="T1"><text:s/>Urina rubra cruditatem indicat, non<text:line-break/>mortem,. est enim ex sanguine serofo qui nondum coctio-,<text:line-break/>nem adeptus est neque proprium colorem ac propterea<text:line-break/>morbum diuturniorem significat; at in febribus continuis<text:line-break/>ob sanguinis copiam qua fiunt excernitur mina crassa et<text:line-break/>rubra, quae videlicet colore talis est et consistentia coloris<text:line-break/>et contentum habet.</text:span></text:span></text:p>
      <text:h text:style-name="Heading_20_2" text:outline-level="2"><text:span text:style-name="Default_20_Paragraph_20_Font">cap. X LU</text:span></text:h>
      <text:p text:style-name="P17"><text:span text:style-name="Default_20_Paragraph_20_Font"><text:span text:style-name="T1"><text:s/>Urina quae tenuis meitur ac postea fo-<text:line-break/>ris turbatur cruda est propter erassi sanguinis exstrperan-<text:line-break/>tiara, naturam autem coctionem aggredi significat.</text:span></text:span></text:p>
      <text:h text:style-name="Heading_20_2" text:outline-level="2"><text:span text:style-name="Default_20_Paragraph_20_Font">Cap. XI.VI. </text:span></text:h>
      <text:p text:style-name="P17"><text:span text:style-name="Default_20_Paragraph_20_Font"><text:span text:style-name="T1">Urina vero quae crassa meitur et non</text:span></text:span></text:p>
      <text:p text:style-name="P1"><text:span text:style-name="Default_20_Paragraph_20_Font"><text:span text:style-name="T1">subsidet qualis est iumentorum, ostendit crassiorum flatuum<text:line-break/>et humorum fermentationem. ln his capitis dolores aut<text:line-break/>adsunt aut aderunt propter humorum perturbationem exi<text:line-break/>evaporationes.</text:span></text:span></text:p>
      <text:h text:style-name="Heading_20_2" text:outline-level="2"><text:span text:style-name="Default_20_Paragraph_20_Font"><text:span text:style-name="T4">c</text:span></text:span><text:span text:style-name="Default_20_Paragraph_20_Font"><text:span text:style-name="T1"> Cap. XLVII. </text:span></text:span></text:h>
      <text:p text:style-name="P20"><text:span text:style-name="Default_20_Paragraph_20_Font"><text:span text:style-name="T1">Sedat equidem eam quae in humori-<text:line-break/>bus fit fermentationem et indicat aliquo modo inchoari<text:line-break/>secretionem. e</text:span></text:span></text:p>
      <text:h text:style-name="Heading_20_2" text:outline-level="2"><text:span text:style-name="Default_20_Paragraph_20_Font">-- nec cap. XLVI1I. </text:span></text:h>
      <text:p text:style-name="P14"><text:span text:style-name="Default_20_Paragraph_20_Font"><text:span text:style-name="T1">Summam cruditatem; non .enim ag-<text:line-break/>gresta est in his natura coctionem , fit autem ea propter<text:line-break/>facultatis . imbecillitatem vel propter obstructionem vel ob<text:line-break/>morbi- diuturnitatem , in quartanis enim longissimis circa<text:line-break/>initia ob crassitiem et pervicaciam materiae- urina pereo-<text:line-break/>satur: fit et tenuis propter obstructionem hepatis aut re-<text:line-break/>num; verum cognoscitur ex dolore locali ; meitur autem<text:line-break/>aliquando tenuis i et alba et in ipsis sebribus ardentibus et<text:line-break/>phrenitidem significat, etenim febris ardens copiam indt-<text:line-break/>cat bilis, non autem tingitur urina, clarum est in venis<text:line-break/>bilem non manere, fed </text:span></text:span><text:span text:style-name="Default_20_Paragraph_20_Font"><text:span text:style-name="T4">t</text:span></text:span><text:span text:style-name="Default_20_Paragraph_20_Font"><text:span text:style-name="T1">ua levitate in cerebrum excurrit,</text:span></text:span></text:p>
      <text:p text:style-name="P1"><text:span text:style-name="Default_20_Paragraph_20_Font"><text:span text:style-name="T1">sin igitur non adsit phrenitis, ex his cognosces statim afia-<text:line-break/>tutam, sin autem quum jam phrenitis adfuerit, tenuis et<text:line-break/>alba me</text:span></text:span><text:span text:style-name="Default_20_Paragraph_20_Font"><text:span text:style-name="T4">t</text:span></text:span><text:span text:style-name="Default_20_Paragraph_20_Font"><text:span text:style-name="T1">atur urina in ardentissima febre, mortem porten-<text:line-break/>dit ut plurimum, neque enim cerebri vis jam ab ardenti<text:line-break/>febre prostrata sustinere potest acrimoniam ac mordacita-<text:line-break/>tem bilis jam putrefactae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6T15:22:00Z</meta:creation-date>
    <dc:date>2023-01-16T16:27:56.104000000</dc:date>
    <meta:editing-cycles>8</meta:editing-cycles>
    <meta:editing-duration>PT5M17S</meta:editing-duration>
    <meta:document-statistic meta:table-count="0" meta:image-count="0" meta:object-count="0" meta:page-count="28" meta:paragraph-count="124" meta:word-count="3905" meta:character-count="25754" meta:non-whitespace-character-count="21924"/>
    <meta:template xlink:type="simple" xlink:actuate="onRequest" xlink:title="" xlink:href="Normal.dotm"/>
  </office:meta>
</office:document-meta>
</file>